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2T09:31:51.01">
            <text:p>2020/1/12 9:3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2T09:31:51.18">
            <text:p>2020/1/12 9:3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82)">
            <text:p>sn(8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1">
            <text:p>101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1:51.46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1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1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1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1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1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1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1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1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2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1.018cm" draw:caption-point-x="-1.353cm" draw:caption-point-y="2.4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40];6;2)" office:value-type="string" office:string-value="09">
            <text:p>09</text:p>
          </table:table-cell>
          <table:table-cell table:formula="of:=MID([.F14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40];[.I140];&quot;-&quot;;LEFT([.G1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3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82)">
            <text:p>sn(8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1:51.62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4cm" draw:caption-point-x="-1.353cm" draw:caption-point-y="2.2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2T09:31:51.78">
            <text:p>2020/1/12 9:3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1:52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3cm" draw:caption-point-x="-1.353cm" draw:caption-point-y="2.4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82)">
            <text:p>sn(8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1:52.15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4cm" draw:caption-point-x="-1.353cm" draw:caption-point-y="2.2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2020/01/12</text:date>, <text:time>09:31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2T09:31:50.43</dc:date>
    <dc:creator>iwabuchi ken</dc:creator>
    <meta:editing-duration>P6DT2H52M13S</meta:editing-duration>
    <meta:editing-cycles>558</meta:editing-cycles>
    <meta:generator>OpenOffice/4.1.3$Win32 OpenOffice.org_project/413m1$Build-9783</meta:generator>
    <meta:document-statistic meta:table-count="7" meta:cell-count="3020" meta:object-count="0"/>
    <meta:user-defined meta:name="sheets-banding"/>
    <meta:user-defined meta:name="sheets-original-selection"/>
  </office:meta>
</office:document-meta>
</file>